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1.43cm" svg:height="10.16cm" svg:x="5.234cm" svg:y="10.019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 Bruno</meta:initial-creator>
    <meta:creation-date>2012-12-25T20:03:29</meta:creation-date>
    <dc:date>2013-01-20T21:34:00</dc:date>
    <dc:creator>Luca Bruno</dc:creator>
    <meta:editing-duration>PT37M16S</meta:editing-duration>
    <meta:editing-cycles>3</meta:editing-cycles>
    <meta:generator>LibreOffice/3.4$Unix LibreOffice_project/340m1$Build-5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cm" chart:symbol-height="0.2cm" chart:link-data-style-to-source="false"/>
      <style:graphic-properties svg:stroke-width="0.076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 chart:link-data-style-to-source="false"/>
      <style:graphic-properties svg:stroke-width="0.076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" xlink:type="simple" chart:class="chart:line" chart:style-name="ch1">
        <chart:title svg:x="1.502cm" svg:y="0.338cm" chart:style-name="ch2">
          <text:p>Absolute error of the two algorithms
for the preferred semantics with e=0.005</text:p>
        </chart:title>
        <chart:legend chart:legend-position="bottom" svg:x="2.83cm" svg:y="9.369cm" style:legend-expansion="wide" chart:style-name="ch3"/>
        <chart:plot-area chart:style-name="ch4" chart:data-source-has-labels="both" svg:x="1.232cm" svg:y="2.292cm" svg:width="9.743cm" svg:height="5.9cm">
          <chartooo:coordinate-region svg:x="2.55cm" svg:y="2.496cm" svg:width="8.231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local-table.$A$2:.$A$12"/>
          </chart:axis>
          <chart:axis chart:dimension="y" chart:name="primary-y" chart:style-name="ch7">
            <chart:title svg:x="0.451cm" svg:y="6.27cm" chart:style-name="ch8">
              <text:p>Absolute error</text:p>
            </chart:title>
            <chart:grid chart:style-name="ch9" chart:class="major"/>
          </chart:axis>
          <chart:axis chart:dimension="y" chart:name="secondary-y" chart:style-name="ch10"/>
          <chart:series chart:attached-axis="secondary-y" chart:style-name="ch11" chart:values-cell-range-address="local-table.$B$2:.$B$12" chart:label-cell-address="local-table.$B$1" chart:class="chart:line">
            <chart:data-point chart:repeated="11"/>
          </chart:series>
          <chart:series chart:attached-axis="secondary-y" chart:style-name="ch12" chart:values-cell-range-address="local-table.$C$2:.$C$12" chart:label-cell-address="local-table.$C$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error</text:p>
              </table:table-cell>
              <table:table-cell office:value-type="string">
                <text:p>Optim error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000347949684140647">
                <text:p>0.000347949684140647</text:p>
              </table:table-cell>
              <table:table-cell office:value-type="float" office:value="0.00145733230998735">
                <text:p>0.0014573323099873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0131034168244337">
                <text:p>0.000131034168244337</text:p>
              </table:table-cell>
              <table:table-cell office:value-type="float" office:value="0.0000582052635046404">
                <text:p>0.000058205263504640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15325139504101">
                <text:p>0.0015325139504101</text:p>
              </table:table-cell>
              <table:table-cell office:value-type="float" office:value="0.000321833237766689">
                <text:p>0.00032183323776668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0444047694606708">
                <text:p>0.000444047694606708</text:p>
              </table:table-cell>
              <table:table-cell office:value-type="float" office:value="0.0000628283569646948">
                <text:p>0.000062828356964694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158192192285578">
                <text:p>0.000158192192285578</text:p>
              </table:table-cell>
              <table:table-cell office:value-type="float" office:value="0.0011175589414032">
                <text:p>0.001117558941403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0616958346077223">
                <text:p>0.000616958346077223</text:p>
              </table:table-cell>
              <table:table-cell office:value-type="float" office:value="0.000108961101911997">
                <text:p>0.00010896110191199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333245339952604">
                <text:p>0.000333245339952604</text:p>
              </table:table-cell>
              <table:table-cell office:value-type="float" office:value="0.000221555697898668">
                <text:p>0.00022155569789866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0872521224803802">
                <text:p>0.000872521224803802</text:p>
              </table:table-cell>
              <table:table-cell office:value-type="float" office:value="0.000581012872550857">
                <text:p>0.00058101287255085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0874612120690954">
                <text:p>0.000874612120690954</text:p>
              </table:table-cell>
              <table:table-cell office:value-type="float" office:value="0.000622187529220886">
                <text:p>0.00062218752922088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0240997133516108">
                <text:p>0.000240997133516108</text:p>
              </table:table-cell>
              <table:table-cell office:value-type="float" office:value="0.00084245678164907">
                <text:p>0.000842456781649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264706350198207">
                <text:p>0.000264706350198207</text:p>
              </table:table-cell>
              <table:table-cell office:value-type="float" office:value="0.000391603459033274">
                <text:p>0.0003916034590332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